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1.18cm" fo:min-width="7.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4.707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4.70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4.707cm"/>
    </style:style>
    <style:style style:name="gr5" style:family="graphic" style:parent-style-name="measure">
      <style:graphic-properties draw:textarea-vertical-align="middle" draw:line-distance="2.3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1.43cm" svg:x="0.127cm" svg:y="0.12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Native 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1.43cm" svg:x="10.287cm" svg:y="0.12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etaspace</text:p>
          <text:p text:style-name="P1"/>
          <text:p text:style-name="P1"/>
          <text:p text:style-name="P1"/>
          <text:p text:style-name="P1"><text:span text:style-name="T1">Native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1.651cm" svg:x="1.27cm" svg:y="1.143cm">
          <text:p text:style-name="P1">Young Generation</text:p>
          <text:p text:style-name="P1"><text:span text:style-name="T2">(Eden + Survivor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2.54cm" svg:x="1.27cm" svg:y="2.794cm">
          <text:p text:style-name="P1">Old Gen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207cm" svg:height="1.397cm" svg:x="1.27cm" svg:y="5.334cm">
          <text:p text:style-name="P5"><text:span text:style-name="T3">Permanent</text:span></text:p>
          <text:p text:style-name="P5"><text:span text:style-name="T3">Gen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1.651cm" svg:x="11.557cm" svg:y="1.143cm">
          <text:p text:style-name="P1">Young Generation</text:p>
          <text:p text:style-name="P1"><text:span text:style-name="T2">(Eden + Survivor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2.54cm" svg:x="11.557cm" svg:y="2.794cm">
          <text:p text:style-name="P1">Old Generation</text:p>
          <draw:enhanced-geometry svg:viewBox="0 0 21600 21600" draw:type="rectangle" draw:enhanced-path="M 0 0 L 21600 0 21600 21600 0 21600 0 0 Z N"/>
        </draw:custom-shape>
        <draw:measure draw:style-name="gr5" draw:text-style-name="P1" draw:layer="measurelines" svg:x1="6.096cm" svg:y1="1.016cm" svg:x2="6.096cm" svg:y2="6.858cm">
          <text:p text:style-name="P1">Heap</text:p>
        </draw:measure>
        <draw:measure draw:style-name="gr5" draw:text-style-name="P1" draw:layer="layout" svg:x1="16.383cm" svg:y1="1.016cm" svg:x2="16.383cm" svg:y2="5.461cm">
          <text:p text:style-name="P1">Heap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07:46:15.322959962</meta:creation-date>
    <dc:date>2017-09-12T08:01:43.055684563</dc:date>
    <meta:editing-duration>PT4M57S</meta:editing-duration>
    <meta:editing-cycles>1</meta:editing-cycles>
    <meta:document-statistic meta:object-count="9"/>
    <meta:generator>LibreOffice/5.4.0.3$Linux_X86_64 LibreOffice_project/40m0$Build-3</meta:generator>
  </office:meta>
</office:document-meta>
</file>